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7" text:continue-numbering="true" text:continue-list="list_Tab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8" text:continue-numbering="true" text:continue-list="list_Tab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10" text:continue-numbering="true" text:continue-list="list_Tab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1" text:continue-numbering="true" text:continue-list="list_Tab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3" text:continue-numbering="true" text:continue-list="list_Tab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4" text:continue-numbering="true" text:continue-list="list_Tab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6" text:continue-numbering="true" text:continue-list="list_Tab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7" text:continue-numbering="true" text:continue-list="list_Tab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19" text:continue-numbering="true" text:continue-list="list_Tab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20" text:continue-numbering="true" text:continue-list="list_Tab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22" text:continue-numbering="true" text:continue-list="list_Tab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23" text:continue-numbering="true" text:continue-list="list_Tab2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24" text:continue-numbering="true" text:continue-list="list_Tab2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5" text:continue-numbering="true" text:continue-list="list_Tab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6" text:continue-numbering="true" text:continue-list="list_Tab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7" text:continue-numbering="true" text:continue-list="list_Tab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8" text:continue-numbering="true" text:continue-list="list_Tab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29" text:continue-numbering="true" text:continue-list="list_Tab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30" text:continue-numbering="true" text:continue-list="list_Tab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31" text:continue-numbering="true" text:continue-list="list_Tab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32" text:continue-numbering="true" text:continue-list="list_Tab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33" text:continue-numbering="true" text:continue-list="list_Tab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4" text:continue-numbering="true" text:continue-list="list_Tab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5" text:continue-numbering="true" text:continue-list="list_Tab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6" text:continue-numbering="true" text:continue-list="list_Tab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7" text:continue-numbering="true" text:continue-list="list_Tab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8" text:continue-numbering="true" text:continue-list="list_Tab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39" text:continue-numbering="true" text:continue-list="list_Tab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40" text:continue-numbering="true" text:continue-list="list_Tab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41" text:continue-numbering="true" text:continue-list="list_Tab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42" text:continue-numbering="true" text:continue-list="list_Tab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43" text:continue-numbering="true" text:continue-list="list_Tab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4" text:continue-numbering="true" text:continue-list="list_Tab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5" text:continue-numbering="true" text:continue-list="list_Tab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6" text:continue-numbering="true" text:continue-list="list_Tab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7" text:continue-numbering="true" text:continue-list="list_Tab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8" text:continue-numbering="true" text:continue-list="list_Tab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49" text:continue-numbering="true" text:continue-list="list_Tab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51" text:continue-numbering="true" text:continue-list="list_Tab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53" text:continue-numbering="true" text:continue-list="list_Tab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55" text:continue-numbering="true" text:continue-list="list_Tab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57" text:continue-numbering="true" text:continue-list="list_Tab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8" text:continue-numbering="true" text:continue-list="list_Tab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59" text:continue-numbering="true" text:continue-list="list_Tab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60" text:continue-numbering="true" text:continue-list="list_Tab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61" text:continue-numbering="true" text:continue-list="list_Tab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62" text:continue-numbering="true" text:continue-list="list_Tab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63" text:continue-numbering="true" text:continue-list="list_Tab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64" text:continue-numbering="true" text:continue-list="list_Tab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66" text:continue-numbering="true" text:continue-list="list_Tab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67" text:continue-numbering="true" text:continue-list="list_Tab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68" text:continue-numbering="true" text:continue-list="list_Tab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69"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